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d827f" style:font-weight-asian="bold" style:font-weight-complex="bold"/>
    </style:style>
    <style:style style:name="P2" style:family="paragraph" style:parent-style-name="Standard">
      <style:text-properties fo:font-size="14pt" fo:font-weight="bold" officeooo:paragraph-rsid="001d827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16pt" fo:font-weight="bold" officeooo:rsid="001d827f" officeooo:paragraph-rsid="001d827f" style:font-size-asian="16pt" style:font-weight-asian="bold" style:font-size-complex="16pt" style:font-weight-complex="bold"/>
    </style:style>
    <style:style style:name="P4" style:family="paragraph" style:parent-style-name="Standard">
      <style:text-properties fo:color="#003d73" fo:font-size="14pt" fo:font-weight="bold" officeooo:paragraph-rsid="001d827f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3d73" fo:font-weight="bold" officeooo:paragraph-rsid="001d827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003d73"/>
    </style:style>
    <style:style style:name="T5" style:family="text">
      <style:text-properties fo:color="#003d73" officeooo:rsid="001dbf44"/>
    </style:style>
    <style:style style:name="T6" style:family="text">
      <style:text-properties fo:color="#003c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pressões Regulares</text:p>
      <text:p text:style-name="P2"/>
      <text:p text:style-name="P2"><text:span text:style-name="T4">Posicionamento</text:span> </text:p>
      <text:p text:style-name="P1">^ <text:tab/><text:tab/><text:tab/><text:span text:style-name="T6">circunflexo</text:span> <text:tab/>Representa o começo da linha </text:p>
      <text:p text:style-name="P1">$ <text:tab/><text:tab/><text:tab/><text:span text:style-name="T6">cifrão</text:span> <text:tab/><text:tab/>Representa o fim da linha </text:p>
      <text:p text:style-name="P1"/>
      <text:p text:style-name="P4">Texto</text:p>
      <text:p text:style-name="P1">[abc] <text:tab/><text:tab/><text:tab/><text:span text:style-name="T6">lista</text:span> <text:tab/><text:tab/>Casa as letras 'a' ou 'b' ou 'c' </text:p>
      <text:p text:style-name="P1">[a−d] <text:tab/><text:tab/><text:tab/><text:span text:style-name="T6">lista</text:span> <text:tab/><text:tab/>Casa as letras 'a' ou 'b' ou 'c' ou 'd'</text:p>
      <text:p text:style-name="P1">[^abc] <text:tab/><text:tab/><text:span text:style-name="T6">lista</text:span> <text:span text:style-name="T6">negada</text:span> <text:tab/>Casa qualquer caractere, exceto 'a', 'b' e 'c' </text:p>
      <text:p text:style-name="P1">(esse|aquele) <text:tab/><text:tab/><text:span text:style-name="T6">ou</text:span> <text:tab/><text:tab/>Casa as palavras 'esse' ou 'aquele' </text:p>
      <text:p text:style-name="P1"/>
      <text:p text:style-name="P2"><text:span text:style-name="T4">Quantidade </text:span><text:span text:style-name="T5">I</text:span> </text:p>
      <text:p text:style-name="P1">a{2} <text:tab/><text:tab/><text:tab/><text:span text:style-name="T6">chaves</text:span> <text:tab/>Casa a letra 'a' duas vezes </text:p>
      <text:p text:style-name="P1">a{2,4} <text:tab/><text:tab/><text:tab/><text:span text:style-name="T6">chaves </text:span><text:tab/>Casa a letra 'a' de duas a quatro vezes </text:p>
      <text:p text:style-name="P1">a{2,} <text:tab/><text:tab/><text:tab/><text:span text:style-name="T6">chaves</text:span> <text:tab/>Casa a letra 'a' no mínimo duas vezes </text:p>
      <text:p text:style-name="P1"/>
      <text:p text:style-name="P5"><text:span text:style-name="T2">Quantidade II</text:span> </text:p>
      <text:p text:style-name="P1">a? <text:tab/><text:tab/><text:tab/><text:span text:style-name="T6">opcional</text:span> <text:tab/>Casa a letra 'a' zero ou uma vezes </text:p>
      <text:p text:style-name="P1">a* <text:tab/><text:tab/><text:tab/><text:span text:style-name="T6">asterisco</text:span> <text:tab/>Casa a letra 'a' zero ou mais vezes </text:p>
      <text:p text:style-name="P1">a+ <text:tab/><text:tab/><text:tab/><text:span text:style-name="T6">mais </text:span><text:tab/><text:tab/>Casa a letra 'a' uma ou mais vezes </text:p>
      <text:p text:style-name="P1"/>
      <text:p text:style-name="P4">Curingas</text:p>
      <text:p text:style-name="P1">. <text:tab/><text:tab/><text:tab/><text:span text:style-name="T6">ponto </text:span><text:tab/><text:tab/>Casa um caractere qualquer </text:p>
      <text:p text:style-name="P1">.* <text:tab/><text:tab/><text:tab/><text:span text:style-name="T6">curinga </text:span><text:tab/>Casa qualquer coisa, é o tudo e o n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20:38:10.910032529</meta:creation-date>
    <dc:date>2018-06-05T22:35:16.302551140</dc:date>
    <meta:editing-duration>PT1H36M34S</meta:editing-duration>
    <meta:editing-cycles>1</meta:editing-cycles>
    <meta:document-statistic meta:table-count="0" meta:image-count="0" meta:object-count="0" meta:page-count="1" meta:paragraph-count="20" meta:word-count="140" meta:character-count="797" meta:non-whitespace-character-count="602"/>
    <meta:generator>LibreOffice/6.0.3.2$Linux_X86_64 LibreOffice_project/00m0$Build-2</meta:generator>
  </office:meta>
</office:document-meta>
</file>